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0174in" style:rel-column-width="6589*"/>
    </style:style>
    <style:style style:name="Table1.B" style:family="table-column">
      <style:table-column-properties style:column-width="1.8201in" style:rel-column-width="11789*"/>
    </style:style>
    <style:style style:name="Table1.F" style:family="table-column">
      <style:table-column-properties style:column-width="1.8201in" style:rel-column-width="11790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F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Table_20_Contents">
      <style:text-properties style:font-name="Liberation Sans" officeooo:rsid="0017f311" officeooo:paragraph-rsid="0017f311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officeooo:rsid="0017f311" officeooo:paragraph-rsid="0017f311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 fo:font-weight="bold" officeooo:rsid="0017f311" officeooo:paragraph-rsid="0017f311" style:font-weight-asian="bold" style:font-weight-complex="bold"/>
    </style:style>
    <style:style style:name="P6" style:family="paragraph" style:parent-style-name="Table_20_Contents">
      <style:text-properties style:font-name="Liberation Sans" fo:font-weight="bold" officeooo:rsid="0017f311" officeooo:paragraph-rsid="0017f311" style:font-weight-asian="bold" style:font-weight-complex="bold"/>
    </style:style>
    <style:style style:name="P7" style:family="paragraph" style:parent-style-name="Text_20_body">
      <style:text-properties style:font-name="Liberation Sans"/>
    </style:style>
    <style:style style:name="P8" style:family="paragraph" style:parent-style-name="Text_20_body">
      <style:text-properties style:font-name="Liberation Sans" style:text-underline-style="solid" style:text-underline-width="auto" style:text-underline-color="font-color" fo:font-weight="bold" officeooo:rsid="0017f311" officeooo:paragraph-rsid="0017f311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Liberation Sans" fo:font-weight="bold" officeooo:rsid="0017f311" officeooo:paragraph-rsid="0017f311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weight="bold" officeooo:rsid="0017f311" officeooo:paragraph-rsid="0019e9db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officeooo:rsid="0017f311" officeooo:paragraph-rsid="0017f311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officeooo:rsid="0017f311" officeooo:paragraph-rsid="0019e9d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9e9db" style:font-weight-asian="bold" style:font-weight-complex="bold"/>
    </style:style>
    <style:style style:name="T3" style:family="text">
      <style:text-properties officeooo:rsid="0019e9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5 days, Full hands on:</text:p>
      <text:p text:style-name="P7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5">Day 1</text:p>
          </table:table-cell>
          <table:table-cell table:style-name="Table1.A1" office:value-type="string">
            <text:p text:style-name="P5">Day 2</text:p>
          </table:table-cell>
          <table:table-cell table:style-name="Table1.A1" office:value-type="string">
            <text:p text:style-name="P5">Day 3</text:p>
          </table:table-cell>
          <table:table-cell table:style-name="Table1.A1" office:value-type="string">
            <text:p text:style-name="P5">Day 4</text:p>
          </table:table-cell>
          <table:table-cell table:style-name="Table1.F1" office:value-type="string">
            <text:p text:style-name="P5">Day 5</text:p>
          </table:table-cell>
        </table:table-row>
        <table:table-row>
          <table:table-cell table:style-name="Table1.A2" table:number-rows-spanned="3" office:value-type="string">
            <text:p text:style-name="P6">Morning</text:p>
          </table:table-cell>
          <table:table-cell table:style-name="Table1.A2" table:number-rows-spanned="2" office:value-type="string">
            <text:p text:style-name="P5">L1:</text:p>
            <text:p text:style-name="P3">Intro and Overview</text:p>
            <text:p text:style-name="P3"/>
          </table:table-cell>
          <table:table-cell table:style-name="Table1.A2" office:value-type="string">
            <text:p text:style-name="P3">Recap: </text:p>
            <text:p text:style-name="P5">Q1, Q2, Q3</text:p>
          </table:table-cell>
          <table:table-cell table:style-name="Table1.A2" office:value-type="string">
            <text:p text:style-name="P3">Recap: </text:p>
            <text:p text:style-name="P5">Q4, Q5</text:p>
          </table:table-cell>
          <table:table-cell table:style-name="Table1.A2" office:value-type="string">
            <text:p text:style-name="P3">Recap: </text:p>
            <text:p text:style-name="P5">Q6, Q7</text:p>
          </table:table-cell>
          <table:table-cell table:style-name="Table1.F2" office:value-type="string">
            <text:p text:style-name="P5">L10:</text:p>
            <text:p text:style-name="P3">GDS and Tapeout</text:p>
          </table:table-cell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L4:</text:p>
            <text:p text:style-name="P3">Openroad - First run</text:p>
          </table:table-cell>
          <table:table-cell table:style-name="Table1.A2" table:number-rows-spanned="2" office:value-type="string">
            <text:p text:style-name="P3"><text:span text:style-name="T1">L</text:span><text:span text:style-name="T2">6</text:span><text:span text:style-name="T1">:</text:span></text:p>
            <text:p text:style-name="P3">The generated data in Openroad</text:p>
          </table:table-cell>
          <table:table-cell table:style-name="Table1.A2" office:value-type="string">
            <text:p text:style-name="P5">L8:</text:p>
            <text:p text:style-name="P3">Simulation and PPA</text:p>
          </table:table-cell>
          <table:table-cell table:style-name="Table1.F2" table:number-rows-spanned="2" office:value-type="string">
            <text:p text:style-name="P3">Recap: </text:p>
            <text:p text:style-name="P5">Q8, Q9, Q10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5">L2:</text:p>
            <text:p text:style-name="P3">Workflow RTL-to-GDS</text:p>
          </table:table-cell>
          <table:table-cell table:style-name="Table1.A2" office:value-type="string">
            <text:p text:style-name="P3"><text:span text:style-name="T1">T4:</text:span> </text:p>
            <text:p text:style-name="P3">Training</text:p>
          </table:table-cell>
          <table:covered-table-cell table:style-name="Table1.A2"/>
          <table:table-cell table:style-name="Table1.A2" office:value-type="string">
            <text:p text:style-name="P5">T8:</text:p>
            <text:p text:style-name="P3">Training</text:p>
          </table:table-cell>
          <table:covered-table-cell table:style-name="Table1.F2"/>
        </table:table-row>
        <table:table-row>
          <table:table-cell table:style-name="Table1.A2" office:value-type="string">
            <text:p text:style-name="P6">Break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4"/>
          </table:table-cell>
          <table:table-cell table:style-name="Table1.F2" office:value-type="string">
            <text:p text:style-name="P4"/>
          </table:table-cell>
        </table:table-row>
        <table:table-row>
          <table:table-cell table:style-name="Table1.A2" table:number-rows-spanned="3" office:value-type="string">
            <text:p text:style-name="P6">Afternoon</text:p>
          </table:table-cell>
          <table:table-cell table:style-name="Table1.A2" office:value-type="string">
            <text:p text:style-name="P5">L3:</text:p>
            <text:p text:style-name="P3">Dig. Design and example pick</text:p>
          </table:table-cell>
          <table:table-cell table:style-name="Table1.A2" office:value-type="string">
            <text:p text:style-name="P3"><text:span text:style-name="T1">T4:</text:span> </text:p>
            <text:p text:style-name="P3">Training</text:p>
          </table:table-cell>
          <table:table-cell table:style-name="Table1.A2" office:value-type="string">
            <text:p text:style-name="P5">L<text:span text:style-name="T3">6</text:span>:</text:p>
            <text:p text:style-name="P3">The generated data in Openroad</text:p>
            <text:p text:style-name="P3"/>
          </table:table-cell>
          <table:table-cell table:style-name="Table1.A2" table:number-rows-spanned="3" office:value-type="string">
            <text:p text:style-name="P5">L9:</text:p>
            <text:p text:style-name="P3">Scripting in </text:p>
            <text:p text:style-name="P3">Openroad</text:p>
          </table:table-cell>
          <table:table-cell table:style-name="Table1.F2" table:number-rows-spanned="3" office:value-type="string">
            <text:p text:style-name="P3">Sparetime for delays</text:p>
            <text:p text:style-name="P3">in L1-L10</text:p>
            <text:p text:style-name="P3"/>
            <text:p text:style-name="P5">Wrap-up. End</text:p>
          </table:table-cell>
        </table:table-row>
        <table:table-row>
          <table:covered-table-cell table:style-name="Table1.A2"/>
          <table:table-cell table:style-name="Table1.A2" table:number-rows-spanned="2" office:value-type="string">
            <text:p text:style-name="P5">T3:</text:p>
            <text:p text:style-name="P3">Training </text:p>
          </table:table-cell>
          <table:table-cell table:style-name="Table1.A2" office:value-type="string">
            <text:p text:style-name="P5">L5:</text:p>
            <text:p text:style-name="P3">PDK Examination</text:p>
          </table:table-cell>
          <table:table-cell table:style-name="Table1.A2" office:value-type="string">
            <text:p text:style-name="P5">T<text:span text:style-name="T3">6</text:span>:</text:p>
            <text:p text:style-name="P3">Training</text:p>
          </table:table-cell>
          <table:covered-table-cell table:style-name="Table1.A2"/>
          <table:covered-table-cell table:style-name="Table1.F2"/>
        </table:table-row>
        <table:table-row>
          <table:covered-table-cell table:style-name="Table1.A2"/>
          <table:covered-table-cell table:style-name="Table1.A2"/>
          <table:table-cell table:style-name="Table1.A2" office:value-type="string">
            <text:p text:style-name="P5">T5 (?):</text:p>
            <text:p text:style-name="P3">Training</text:p>
          </table:table-cell>
          <table:table-cell table:style-name="Table1.A2" office:value-type="string">
            <text:p text:style-name="P10">L<text:span text:style-name="T3">7</text:span>:</text:p>
            <text:p text:style-name="P12"><text:span text:style-name="T3">LVS/</text:span>DRC reading</text:p>
            <text:p text:style-name="P12"/>
          </table:table-cell>
          <table:covered-table-cell table:style-name="Table1.A2"/>
          <table:covered-table-cell table:style-name="Table1.F2"/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09:14:06.756546355</meta:creation-date>
    <dc:date>2024-07-02T11:28:32.575417723</dc:date>
    <meta:editing-duration>PT26M47S</meta:editing-duration>
    <meta:editing-cycles>2</meta:editing-cycles>
    <meta:generator>LibreOffice/7.6.7.2$Linux_X86_64 LibreOffice_project/60$Build-2</meta:generator>
    <meta:document-statistic meta:table-count="1" meta:image-count="0" meta:object-count="0" meta:page-count="1" meta:paragraph-count="55" meta:word-count="100" meta:character-count="506" meta:non-whitespace-character-count="453"/>
  </office:meta>
</office:document-meta>
</file>